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F4CF9584466187F479.png" manifest:media-type="image/png"/>
  <manifest:file-entry manifest:full-path="Pictures/10000201000003E8000000E98360CD79ECADD8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Arrow" draw:marker-start-width="0.3cm" draw:marker-end="Circle" draw:marker-end-width="0.3cm" draw:fill="bitmap" draw:fill-image-name="benchmark" draw:fill-image-width="0cm" draw:fill-image-height="0cm" draw:textarea-vertical-align="middl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2.182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2.516cm"/>
    </style:style>
    <style:style style:name="P1" style:family="paragraph">
      <style:text-properties fo:language="en" fo:country="US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="none"/>
      <style:text-properties fo:font-size="32pt"/>
    </style:style>
    <style:style style:name="P6" style:family="paragraph">
      <loext:graphic-properties draw:fill="bitmap" draw:fill-image-name="benchmark" draw:fill-image-width="0cm" draw:fill-image-height="0cm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Performance Network</text:span></text:p>
          </draw:text-box>
        </draw:frame>
        <draw:frame presentation:style-name="pr2" draw:text-style-name="P3" draw:layer="layout" svg:width="25.191cm" svg:height="12.182cm" svg:x="1.399cm" svg:y="4.915cm" presentation:class="subtitle" presentation:user-transformed="true">
          <draw:text-box>
            <text:p text:style-name="P2">Visualizing the impact of a commit over the performances of the whole projec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1cm" svg:height="12.182cm" svg:x="1.4cm" svg:y="4.412cm" presentation:class="outline">
          <draw:text-box>
            <text:list text:style-name="L2">
              <text:list-item>
                <text:p>For many products, execution speed is a selling point.</text:p>
              </text:list-item>
              <text:list-item>
                <text:p>Project construction is not something linear.</text:p>
                <text:p/>
              </text:list-item>
            </text:list>
          </draw:text-box>
        </draw:frame>
        <draw:frame presentation:style-name="pr6" draw:text-style-name="P5" draw:layer="layout" svg:width="25.409cm" svg:height="2.767cm" svg:x="1.524cm" svg:y="13.462cm">
          <draw:text-box>
            <text:list text:style-name="L2">
              <text:list-header>
                <text:p text:style-name="P2"><text:s text:c="5"/>It would be great to have a non linear performance.</text:p>
              </text:list-header>
            </text:list>
          </draw:text-box>
        </draw:frame>
        <draw:line draw:style-name="gr2" draw:text-style-name="P6" draw:layer="layout" svg:x1="3.556cm" svg:y1="14.224cm" svg:x2="2.28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What already exist?</text:p>
          </draw:text-box>
        </draw:frame>
        <draw:frame presentation:style-name="pr5" draw:layer="layout" svg:width="25.191cm" svg:height="12.182cm" svg:x="1.269cm" svg:y="8.397cm" presentation:class="outline" presentation:user-transformed="true">
          <draw:text-box>
            <text:list text:style-name="L2">
              <text:list-item>
                <text:p>Github network graph.</text:p>
              </text:list-item>
              <text:list-item>
                <text:p>Scal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Performance network</text:p>
          </draw:text-box>
        </draw:frame>
        <draw:frame presentation:style-name="pr5" draw:layer="layout" svg:width="25.191cm" svg:height="3.977cm" svg:x="1.216cm" svg:y="9.234cm" presentation:class="outline" presentation:user-transformed="true">
          <draw:text-box>
            <text:list text:style-name="L2">
              <text:list-item>
                <text:p>Centralize data from git and a benchmarking server to create a performance grap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1cm" svg:height="3.507cm" svg:x="1.216cm" svg:y="8.638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Why collecting data on the JVM?</text:p>
          </draw:text-box>
        </draw:frame>
        <draw:frame presentation:style-name="pr5" draw:layer="layout" svg:width="25.191cm" svg:height="12.182cm" svg:x="1.47cm" svg:y="6.351cm" presentation:class="outline" presentation:user-transformed="true">
          <draw:text-box>
            <text:list text:style-name="L2">
              <text:list-item>
                <text:p>Need to write and read files.</text:p>
              </text:list-item>
              <text:list-item>
                <text:p>Cross domain requests.</text:p>
              </text:list-item>
              <text:list-item>
                <text:p>Become slow if the repository is big.</text:p>
              </text:list-item>
              <text:list-item>
                <text:p>At the cost of 3 sec of computation every two hours, it allow the application to start instantl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On server side</text:p>
          </draw:text-box>
        </draw:frame>
        <draw:frame presentation:style-name="pr5" draw:layer="layout" svg:width="25.191cm" svg:height="12.182cm" svg:x="1.4cm" svg:y="4.412cm" presentation:class="outline">
          <draw:text-box>
            <text:list text:style-name="L2">
              <text:list-item>
                <text:p>Generating the network with data from git.</text:p>
                <text:p/>
              </text:list-item>
              <text:list-item>
                <text:p>Collecting the data from the test server and parsing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On client side</text:p>
          </draw:text-box>
        </draw:frame>
        <draw:frame presentation:style-name="pr5" draw:layer="layout" svg:width="25.191cm" svg:height="12.182cm" svg:x="1.399cm" svg:y="7.112cm" presentation:class="outline" presentation:user-transformed="true">
          <draw:text-box>
            <text:list text:style-name="L2">
              <text:list-item>
                <text:p>Display the data</text:p>
              </text:list-item>
              <text:list-item>
                <text:p>Artificially spread the commit for better readabil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Integrating the application</text:p>
          </draw:text-box>
        </draw:frame>
        <draw:frame presentation:style-name="pr5" draw:layer="layout" svg:width="25.191cm" svg:height="12.182cm" svg:x="1.269cm" svg:y="5.8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ur vanilla JavaScript structures to control many graphical parameter.</text:p>
              </text:list-item>
              <text:list-item>
                <text:p>Possibility to change the git repository and the test server.</text:p>
              </text:list-item>
              <text:list-item>
                <text:p>Can be made compatible with other kind of test file format without editing the Scala source c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1cm" svg:height="3.507cm" svg:x="1.4cm" svg:y="8.75cm" presentation:class="title" presentation:user-transformed="true">
          <draw:text-box>
            <text:p>Question 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01F4000001F4CF9584466187F479.png" xlink:type="simple" xlink:show="embed" xlink:actuate="onLoad"/>
    <draw:fill-image draw:name="benchmark" xlink:href="Pictures/10000201000003E8000000E98360CD79ECADD8C8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="Circle" draw:marker-start-width="0.457cm" draw:marker-start-center="false" draw:marker-end="Rounded_20_short_20_Arrow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Tahoma" fo:font-family="Tahoma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2cm" svg:x="1.4cm" svg:y="4.412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4:58:00.731000000</meta:creation-date>
    <dc:date>2016-06-20T15:27:29.652000000</dc:date>
    <meta:editing-duration>PT3H43M41S</meta:editing-duration>
    <meta:editing-cycles>6</meta:editing-cycles>
    <meta:generator>LibreOffice/5.0.5.2$Windows_x86 LibreOffice_project/55b006a02d247b5f7215fc6ea0fde844b30035b3</meta:generator>
    <meta:document-statistic meta:object-count="61"/>
  </office:meta>
</office:document-meta>
</file>